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text-properties officeooo:rsid="0019f9b3" officeooo:paragraph-rsid="0019f9b3"/>
    </style:style>
    <style:style style:name="P2" style:family="paragraph" style:parent-style-name="Text_20_body">
      <style:text-properties officeooo:rsid="001bda44" officeooo:paragraph-rsid="001bda44"/>
    </style:style>
    <style:style style:name="T1" style:family="text">
      <style:text-properties officeooo:rsid="001cd899"/>
    </style:style>
    <style:style style:name="T2" style:family="text">
      <style:text-properties officeooo:rsid="001cf4d3"/>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cot Matson</text:p>
      <text:p text:style-name="P1">ASTR 101 – 01</text:p>
      <text:p text:style-name="P1"/>
      <text:p text:style-name="Title">How We Found Hundreds Of Potential Earth-Like Planets.</text:p>
      <text:p text:style-name="Subtitle">Dimitar Sasselov</text:p>
      <text:p text:style-name="Text_20_body"/>
      <text:p text:style-name="P2">The Kepler telescopes sole purpose is to find planets orbiting other stars in our galaxy and tell us how often planets like our own Earth occur. Finding these planets with the telescope happens through a method of observation called the <text:span text:style-name="T1">T</text:span>ransit <text:span text:style-name="T1">M</text:span>ethod in which we observe points of light from the star that is eclipsed by a passing planet. <text:span text:style-name="T2">Observing planetary eclipses again, and again leads to a collection of planetary data which we may organize by size in relation to planets within our own solar system. Targeting the group of Earth-Like planets allows us to study them more closely using our knowledge of what known conditions must be exist in order for life to be exit. Narrowing our focus further, once we have recognized Earth-Like planets in habitable zones that possibly have conditions suitable for life, we beg the question, “Can life already exist here, and if it does, will it prove that biochemistry is universal or unique”.</text:span></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14T21:04:41.877327764</meta:creation-date>
    <meta:generator>LibreOffice/5.0.2.2$Linux_X86_64 LibreOffice_project/00m0$Build-2</meta:generator>
    <dc:date>2015-10-14T21:30:41.440465559</dc:date>
    <meta:editing-duration>PT25M58S</meta:editing-duration>
    <meta:editing-cycles>4</meta:editing-cycles>
    <meta:document-statistic meta:table-count="0" meta:image-count="0" meta:object-count="0" meta:page-count="1" meta:paragraph-count="5" meta:word-count="174" meta:character-count="1033" meta:non-whitespace-character-count="863"/>
  </office:meta>
</office:document-meta>
</file>